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viar Dreams" svg:font-family="'Caviar Dreams'" style:font-pitch="variable"/>
    <style:font-face style:name="Caviar Dreams2" svg:font-family="'Caviar Dreams'" style:font-adornments="Gras" style:font-pitch="variable"/>
    <style:font-face style:name="Caviar Dreams1" svg:font-family="'Caviar Dreams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13a07" officeooo:paragraph-rsid="00013a07"/>
    </style:style>
    <style:style style:name="P2" style:family="paragraph" style:parent-style-name="Text_20_body" style:list-style-name="L2">
      <style:text-properties officeooo:rsid="00013a07" officeooo:paragraph-rsid="00013a07"/>
    </style:style>
    <style:style style:name="P3" style:family="paragraph" style:parent-style-name="Title">
      <style:text-properties style:font-name="Caviar Dreams" fo:font-size="28pt" officeooo:rsid="00013a07" officeooo:paragraph-rsid="00013a07" style:font-size-asian="28pt" style:font-size-complex="28pt"/>
    </style:style>
    <style:style style:name="P4" style:family="paragraph" style:parent-style-name="Heading_20_1">
      <style:text-properties officeooo:rsid="00013a07" officeooo:paragraph-rsid="00013a0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DMenu – Objet menu</text:p>
      <text:p text:style-name="Subtitle">Objet de gestion et mise en œuvre des menus d’application</text:p>
      <text:h text:style-name="P4" text:outline-level="1">Structure d’un menu</text:h>
      <text:p text:style-name="P1">Un menu a une structure d’arbre ayant des nœuds pouvant porter de 0 à n fils.</text:p>
      <text:p text:style-name="P1">Por définir un nœud de l’abre, on doit avoir :</text:p>
      <text:list xml:id="list85099922" text:style-name="L2">
        <text:list-item>
          <text:p text:style-name="P2">un identifiant unique pour repérer plus facilement l’option de menu (nœud),</text:p>
        </text:list-item>
        <text:list-item>
          <text:p text:style-name="P2">un label ou libellé à afficher à l’écran, sauf pour le nœud racine (origine),</text:p>
        </text:list-item>
        <text:list-item>
          <text:p text:style-name="P2">la possibilité d’ajouter icône et/ou badge pour information secondaire,</text:p>
        </text:list-item>
        <text:list-item>
          <text:p text:style-name="P2">définir une action à exécuter :</text:p>
          <text:list>
            <text:list-item>
              <text:p text:style-name="P2">redirection vers une nouvelle page,</text:p>
            </text:list-item>
            <text:list-item>
              <text:p text:style-name="P2">exécution d’une callback en aveugle,</text:p>
            </text:list-item>
            <text:list-item>
              <text:p text:style-name="P2">l’activation / désactivation de pan de menu, …</text:p>
            </text:list-item>
          </text:list>
        </text:list-item>
        <text:list-item>
          <text:p text:style-name="P2">une cible pour afficher le résultat de l’action, si l’action produit une sortie (affichage) d’informations,</text:p>
        </text:list-item>
        <text:list-item>
          <text:p text:style-name="P2">un niveau de sécurité pour filtrage des utilisateurs (sécurité type RBAC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viar Dreams" svg:font-family="'Caviar Dreams'" style:font-pitch="variable"/>
    <style:font-face style:name="Caviar Dreams2" svg:font-family="'Caviar Dreams'" style:font-adornments="Gras" style:font-pitch="variable"/>
    <style:font-face style:name="Caviar Dreams1" svg:font-family="'Caviar Dreams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Caviar Dreams1" fo:font-family="'Caviar Dreams'" style:font-style-name="Normal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 style:writing-mode="page"/>
      <style:text-properties style:font-name="Caviar Dreams1" fo:font-family="'Caviar Dreams'" style:font-style-name="Normal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aviar Dreams2" fo:font-family="'Caviar Dreams'" style:font-style-name="Gras" style:font-pitch="variable" fo:font-size="130%" fo:font-weight="bold" style:font-size-asian="130%" style:font-weight-asian="bold" style:font-size-complex="130%" style:font-weight-complex="60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22:48:24.042926389</meta:creation-date>
    <dc:date>2017-08-02T23:00:21.192345572</dc:date>
    <meta:editing-duration>PT11M58S</meta:editing-duration>
    <meta:editing-cycles>1</meta:editing-cycles>
    <meta:generator>LibreOffice/5.3.4.2$Linux_X86_64 LibreOffice_project/30m0$Build-2</meta:generator>
    <meta:document-statistic meta:table-count="0" meta:image-count="0" meta:object-count="0" meta:page-count="1" meta:paragraph-count="14" meta:word-count="135" meta:character-count="778" meta:non-whitespace-character-count="665"/>
  </office:meta>
</office:document-meta>
</file>